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35in"/>
    </style:style>
    <style:style style:name="co2" style:family="table-column">
      <style:table-column-properties fo:break-before="auto" style:column-width="0.4701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420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0854in" fo:break-before="auto" style:use-optimal-row-height="false"/>
    </style:style>
    <style:style style:name="ro4" style:family="table-row">
      <style:table-row-properties style:row-height="0.2098in" fo:break-before="auto" style:use-optimal-row-height="true"/>
    </style:style>
    <style:style style:name="ro5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size-asian="14pt" style:font-size-complex="14pt"/>
    </style:style>
    <style:style style:name="ce6" style:family="table-cell" style:parent-style-name="Header">
      <style:table-cell-properties style:text-align-source="fix" style:repeat-content="false"/>
      <style:paragraph-properties fo:text-align="center" fo:margin-left="0in"/>
      <style:text-properties style:font-size-asian="12pt" style:font-size-complex="12pt"/>
    </style:style>
    <style:style style:name="ce7" style:family="table-cell" style:parent-style-name="Entry_20_45">
      <style:table-cell-properties style:text-align-source="fix" style:repeat-content="false"/>
      <style:paragraph-properties fo:text-align="center" fo:margin-left="0in"/>
      <style:text-properties style:font-size-asian="12pt" style:font-size-complex="12pt"/>
    </style:style>
    <style:style style:name="ce8" style:family="table-cell" style:parent-style-name="Entry">
      <style:table-cell-properties style:text-align-source="fix" style:repeat-content="false"/>
      <style:paragraph-properties fo:text-align="center" fo:margin-left="0in"/>
      <style:text-properties style:font-size-asian="12pt" style:font-size-complex="12pt"/>
    </style:style>
    <style:style style:name="ce9" style:family="table-cell" style:parent-style-name="Entry">
      <style:table-cell-properties style:text-align-source="fix" style:repeat-content="false" fo:border="none"/>
      <style:paragraph-properties fo:text-align="center" fo:margin-left="0in"/>
      <style:text-properties style:font-size-asian="12pt" style:font-size-complex="12pt"/>
    </style:style>
    <style:style style:name="ce10" style:family="table-cell" style:parent-style-name="Entry_20_3_20_places">
      <style:table-cell-properties style:text-align-source="fix" style:repeat-content="false"/>
      <style:paragraph-properties fo:text-align="center" fo:margin-left="0in"/>
      <style:text-properties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 Black" fo:font-size="14pt" style:font-size-asian="14pt" style:font-size-complex="14pt"/>
    </style:style>
    <style:style style:name="ce12" style:family="table-cell" style:parent-style-name="Default">
      <style:text-properties style:font-size-asian="14pt" style:font-size-complex="14pt"/>
    </style:style>
    <style:style style:name="ce13" style:family="table-cell" style:parent-style-name="Header">
      <style:text-properties style:font-size-asian="12pt" style:font-size-complex="12pt"/>
    </style:style>
    <style:style style:name="ta_extref" style:family="table">
      <style:table-properties table:display="false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 table:null-year="1920">
        <table:iteration table:status="enable"/>
      </table:calculation-setting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5"/>
          <table:table-cell table:number-columns-repeated="2"/>
          <table:table-cell table:style-name="ce5"/>
          <table:table-cell table:style-name="ce11" office:value-type="string">
            <text:p>Slope to angle in radians</text:p>
          </table:table-cell>
          <table:table-cell table:style-name="ce12" table:number-columns-repeated="3"/>
          <table:table-cell table:number-columns-repeated="4"/>
        </table:table-row>
        <table:table-row table:style-name="ro2">
          <table:table-cell table:style-name="ce2" office:value-type="string">
            <text:p>D<text:span text:style-name="T1">↓N→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Header" office:value-type="float" office:value="9">
            <text:p>9</text:p>
          </table:table-cell>
          <table:table-cell table:style-name="Header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7" table:formula="of:=ATAN([.B$2]/[.$A3])" office:value-type="float" office:value="0.785398163397448">
            <text:p>.7854</text:p>
          </table:table-cell>
          <table:table-cell table:style-name="ce10" table:formula="of:=ATAN([.C$2]/[.$A3])" office:value-type="float" office:value="1.10714871779409">
            <text:p>1.107</text:p>
          </table:table-cell>
          <table:table-cell table:style-name="ce10" table:formula="of:=ATAN([.D$2]/[.$A3])" office:value-type="float" office:value="1.24904577239825">
            <text:p>1.249</text:p>
          </table:table-cell>
          <table:table-cell table:style-name="ce10" table:formula="of:=ATAN([.E$2]/[.$A3])" office:value-type="float" office:value="1.32581766366803">
            <text:p>1.326</text:p>
          </table:table-cell>
          <table:table-cell table:style-name="ce10" table:formula="of:=ATAN([.F$2]/[.$A3])" office:value-type="float" office:value="1.37340076694502">
            <text:p>1.373</text:p>
          </table:table-cell>
          <table:table-cell table:style-name="ce10" table:formula="of:=ATAN([.G$2]/[.$A3])" office:value-type="float" office:value="1.40564764938027">
            <text:p>1.406</text:p>
          </table:table-cell>
          <table:table-cell table:style-name="ce10" table:formula="of:=ATAN([.H$2]/[.$A3])" office:value-type="float" office:value="1.42889927219073">
            <text:p>1.429</text:p>
          </table:table-cell>
          <table:table-cell table:style-name="ce10" table:formula="of:=ATAN([.I$2]/[.$A3])" office:value-type="float" office:value="1.44644133224814">
            <text:p>1.446</text:p>
          </table:table-cell>
          <table:table-cell table:style-name="ce10" table:formula="of:=ATAN([.J$2]/[.$A3])" office:value-type="float" office:value="1.460139105621">
            <text:p>1.460</text:p>
          </table:table-cell>
          <table:table-cell table:style-name="ce10" table:formula="of:=ATAN([.K$2]/[.$A3])" office:value-type="float" office:value="1.47112767430373">
            <text:p>1.471</text:p>
          </table:table-cell>
          <table:table-cell table:number-columns-repeated="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table:formula="of:=ATAN([.B$2]/[.$A4])" office:value-type="float" office:value="0.463647609000806">
            <text:p>.4636</text:p>
          </table:table-cell>
          <table:table-cell table:style-name="ce7" table:formula="of:=ATAN([.C$2]/[.$A4])" office:value-type="float" office:value="0.785398163397448">
            <text:p>.7854</text:p>
          </table:table-cell>
          <table:table-cell table:style-name="ce8" table:formula="of:=ATAN([.D$2]/[.$A4])" office:value-type="float" office:value="0.982793723247329">
            <text:p>.9828</text:p>
          </table:table-cell>
          <table:table-cell table:style-name="ce10" table:formula="of:=ATAN([.E$2]/[.$A4])" office:value-type="float" office:value="1.10714871779409">
            <text:p>1.107</text:p>
          </table:table-cell>
          <table:table-cell table:style-name="ce10" table:formula="of:=ATAN([.F$2]/[.$A4])" office:value-type="float" office:value="1.19028994968253">
            <text:p>1.190</text:p>
          </table:table-cell>
          <table:table-cell table:style-name="ce10" table:formula="of:=ATAN([.G$2]/[.$A4])" office:value-type="float" office:value="1.24904577239825">
            <text:p>1.249</text:p>
          </table:table-cell>
          <table:table-cell table:style-name="ce10" table:formula="of:=ATAN([.H$2]/[.$A4])" office:value-type="float" office:value="1.29249666778979">
            <text:p>1.292</text:p>
          </table:table-cell>
          <table:table-cell table:style-name="ce10" table:formula="of:=ATAN([.I$2]/[.$A4])" office:value-type="float" office:value="1.32581766366803">
            <text:p>1.326</text:p>
          </table:table-cell>
          <table:table-cell table:style-name="ce10" table:formula="of:=ATAN([.J$2]/[.$A4])" office:value-type="float" office:value="1.35212738092095">
            <text:p>1.352</text:p>
          </table:table-cell>
          <table:table-cell table:style-name="ce10" table:formula="of:=ATAN([.K$2]/[.$A4])" office:value-type="float" office:value="1.37340076694502">
            <text:p>1.373</text:p>
          </table:table-cell>
          <table:table-cell table:number-columns-repeated="2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table:formula="of:=ATAN([.B$2]/[.$A5])" office:value-type="float" office:value="0.321750554396642">
            <text:p>.3218</text:p>
          </table:table-cell>
          <table:table-cell table:style-name="ce8" table:formula="of:=ATAN([.C$2]/[.$A5])" office:value-type="float" office:value="0.588002603547568">
            <text:p>.5880</text:p>
          </table:table-cell>
          <table:table-cell table:style-name="ce7" table:formula="of:=ATAN([.D$2]/[.$A5])" office:value-type="float" office:value="0.785398163397448">
            <text:p>.7854</text:p>
          </table:table-cell>
          <table:table-cell table:style-name="ce8" table:formula="of:=ATAN([.E$2]/[.$A5])" office:value-type="float" office:value="0.927295218001612">
            <text:p>.9273</text:p>
          </table:table-cell>
          <table:table-cell table:style-name="ce10" table:formula="of:=ATAN([.F$2]/[.$A5])" office:value-type="float" office:value="1.03037682652431">
            <text:p>1.030</text:p>
          </table:table-cell>
          <table:table-cell table:style-name="ce10" table:formula="of:=ATAN([.G$2]/[.$A5])" office:value-type="float" office:value="1.10714871779409">
            <text:p>1.107</text:p>
          </table:table-cell>
          <table:table-cell table:style-name="ce10" table:formula="of:=ATAN([.H$2]/[.$A5])" office:value-type="float" office:value="1.16590454050981">
            <text:p>1.166</text:p>
          </table:table-cell>
          <table:table-cell table:style-name="ce10" table:formula="of:=ATAN([.I$2]/[.$A5])" office:value-type="float" office:value="1.21202565652432">
            <text:p>1.212</text:p>
          </table:table-cell>
          <table:table-cell table:style-name="ce10" table:formula="of:=ATAN([.J$2]/[.$A5])" office:value-type="float" office:value="1.24904577239825">
            <text:p>1.249</text:p>
          </table:table-cell>
          <table:table-cell table:style-name="ce10" table:formula="of:=ATAN([.K$2]/[.$A5])" office:value-type="float" office:value="1.27933953231703">
            <text:p>1.279</text:p>
          </table:table-cell>
          <table:table-cell table:number-columns-repeated="2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8" table:formula="of:=ATAN([.B$2]/[.$A6])" office:value-type="float" office:value="0.244978663126864">
            <text:p>.2450</text:p>
          </table:table-cell>
          <table:table-cell table:style-name="ce8" table:formula="of:=ATAN([.C$2]/[.$A6])" office:value-type="float" office:value="0.463647609000806">
            <text:p>.4636</text:p>
          </table:table-cell>
          <table:table-cell table:style-name="ce8" table:formula="of:=ATAN([.D$2]/[.$A6])" office:value-type="float" office:value="0.643501108793284">
            <text:p>.6435</text:p>
          </table:table-cell>
          <table:table-cell table:style-name="ce7" table:formula="of:=ATAN([.E$2]/[.$A6])" office:value-type="float" office:value="0.785398163397448">
            <text:p>.7854</text:p>
          </table:table-cell>
          <table:table-cell table:style-name="ce8" table:formula="of:=ATAN([.F$2]/[.$A6])" office:value-type="float" office:value="0.896055384571344">
            <text:p>.8961</text:p>
          </table:table-cell>
          <table:table-cell table:style-name="ce8" table:formula="of:=ATAN([.G$2]/[.$A6])" office:value-type="float" office:value="0.982793723247329">
            <text:p>.9828</text:p>
          </table:table-cell>
          <table:table-cell table:style-name="ce10" table:formula="of:=ATAN([.H$2]/[.$A6])" office:value-type="float" office:value="1.05165021254837">
            <text:p>1.052</text:p>
          </table:table-cell>
          <table:table-cell table:style-name="ce10" table:formula="of:=ATAN([.I$2]/[.$A6])" office:value-type="float" office:value="1.10714871779409">
            <text:p>1.107</text:p>
          </table:table-cell>
          <table:table-cell table:style-name="ce10" table:formula="of:=ATAN([.J$2]/[.$A6])" office:value-type="float" office:value="1.15257199721567">
            <text:p>1.153</text:p>
          </table:table-cell>
          <table:table-cell table:style-name="ce10" table:formula="of:=ATAN([.K$2]/[.$A6])" office:value-type="float" office:value="1.19028994968253">
            <text:p>1.190</text:p>
          </table:table-cell>
          <table:table-cell table:number-columns-repeated="2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8" table:formula="of:=ATAN([.B$2]/[.$A7])" office:value-type="float" office:value="0.197395559849881">
            <text:p>.1974</text:p>
          </table:table-cell>
          <table:table-cell table:style-name="ce8" table:formula="of:=ATAN([.C$2]/[.$A7])" office:value-type="float" office:value="0.380506377112365">
            <text:p>.3805</text:p>
          </table:table-cell>
          <table:table-cell table:style-name="ce8" table:formula="of:=ATAN([.D$2]/[.$A7])" office:value-type="float" office:value="0.540419500270584">
            <text:p>.5404</text:p>
          </table:table-cell>
          <table:table-cell table:style-name="ce8" table:formula="of:=ATAN([.E$2]/[.$A7])" office:value-type="float" office:value="0.674740942223553">
            <text:p>.6747</text:p>
          </table:table-cell>
          <table:table-cell table:style-name="ce7" table:formula="of:=ATAN([.F$2]/[.$A7])" office:value-type="float" office:value="0.785398163397448">
            <text:p>.7854</text:p>
          </table:table-cell>
          <table:table-cell table:style-name="ce8" table:formula="of:=ATAN([.G$2]/[.$A7])" office:value-type="float" office:value="0.876058050598193">
            <text:p>.8761</text:p>
          </table:table-cell>
          <table:table-cell table:style-name="ce8" table:formula="of:=ATAN([.H$2]/[.$A7])" office:value-type="float" office:value="0.950546840812075">
            <text:p>.9505</text:p>
          </table:table-cell>
          <table:table-cell table:style-name="ce10" table:formula="of:=ATAN([.I$2]/[.$A7])" office:value-type="float" office:value="1.01219701145133">
            <text:p>1.012</text:p>
          </table:table-cell>
          <table:table-cell table:style-name="ce10" table:formula="of:=ATAN([.J$2]/[.$A7])" office:value-type="float" office:value="1.06369782240256">
            <text:p>1.064</text:p>
          </table:table-cell>
          <table:table-cell table:style-name="ce10" table:formula="of:=ATAN([.K$2]/[.$A7])" office:value-type="float" office:value="1.10714871779409">
            <text:p>1.107</text:p>
          </table:table-cell>
          <table:table-cell table:number-columns-repeated="2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8" table:formula="of:=ATAN([.B$2]/[.$A8])" office:value-type="float" office:value="0.165148677414627">
            <text:p>.1651</text:p>
          </table:table-cell>
          <table:table-cell table:style-name="ce8" table:formula="of:=ATAN([.C$2]/[.$A8])" office:value-type="float" office:value="0.321750554396642">
            <text:p>.3218</text:p>
          </table:table-cell>
          <table:table-cell table:style-name="ce8" table:formula="of:=ATAN([.D$2]/[.$A8])" office:value-type="float" office:value="0.463647609000806">
            <text:p>.4636</text:p>
          </table:table-cell>
          <table:table-cell table:style-name="ce8" table:formula="of:=ATAN([.E$2]/[.$A8])" office:value-type="float" office:value="0.588002603547568">
            <text:p>.5880</text:p>
          </table:table-cell>
          <table:table-cell table:style-name="ce8" table:formula="of:=ATAN([.F$2]/[.$A8])" office:value-type="float" office:value="0.694738276196703">
            <text:p>.6947</text:p>
          </table:table-cell>
          <table:table-cell table:style-name="ce7" table:formula="of:=ATAN([.G$2]/[.$A8])" office:value-type="float" office:value="0.785398163397448">
            <text:p>.7854</text:p>
          </table:table-cell>
          <table:table-cell table:style-name="ce8" table:formula="of:=ATAN([.H$2]/[.$A8])" office:value-type="float" office:value="0.862170054667226">
            <text:p>.8622</text:p>
          </table:table-cell>
          <table:table-cell table:style-name="ce8" table:formula="of:=ATAN([.I$2]/[.$A8])" office:value-type="float" office:value="0.927295218001612">
            <text:p>.9273</text:p>
          </table:table-cell>
          <table:table-cell table:style-name="ce8" table:formula="of:=ATAN([.J$2]/[.$A8])" office:value-type="float" office:value="0.982793723247329">
            <text:p>.9828</text:p>
          </table:table-cell>
          <table:table-cell table:style-name="ce10" table:formula="of:=ATAN([.K$2]/[.$A8])" office:value-type="float" office:value="1.03037682652431">
            <text:p>1.030</text:p>
          </table:table-cell>
          <table:table-cell table:number-columns-repeated="2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8" table:formula="of:=ATAN([.B$2]/[.$A9])" office:value-type="float" office:value="0.141897054604164">
            <text:p>.1419</text:p>
          </table:table-cell>
          <table:table-cell table:style-name="ce8" table:formula="of:=ATAN([.C$2]/[.$A9])" office:value-type="float" office:value="0.278299659005111">
            <text:p>.2783</text:p>
          </table:table-cell>
          <table:table-cell table:style-name="ce8" table:formula="of:=ATAN([.D$2]/[.$A9])" office:value-type="float" office:value="0.404891786285083">
            <text:p>.4049</text:p>
          </table:table-cell>
          <table:table-cell table:style-name="ce8" table:formula="of:=ATAN([.E$2]/[.$A9])" office:value-type="float" office:value="0.519146114246523">
            <text:p>.5191</text:p>
          </table:table-cell>
          <table:table-cell table:style-name="ce8" table:formula="of:=ATAN([.F$2]/[.$A9])" office:value-type="float" office:value="0.620249485982821">
            <text:p>.6202</text:p>
          </table:table-cell>
          <table:table-cell table:style-name="ce8" table:formula="of:=ATAN([.G$2]/[.$A9])" office:value-type="float" office:value="0.70862627212767">
            <text:p>.7086</text:p>
          </table:table-cell>
          <table:table-cell table:style-name="ce7" table:formula="of:=ATAN([.H$2]/[.$A9])" office:value-type="float" office:value="0.785398163397448">
            <text:p>.7854</text:p>
          </table:table-cell>
          <table:table-cell table:style-name="ce8" table:formula="of:=ATAN([.I$2]/[.$A9])" office:value-type="float" office:value="0.851966327173272">
            <text:p>.8520</text:p>
          </table:table-cell>
          <table:table-cell table:style-name="ce8" table:formula="of:=ATAN([.J$2]/[.$A9])" office:value-type="float" office:value="0.90975315794421">
            <text:p>.9098</text:p>
          </table:table-cell>
          <table:table-cell table:style-name="ce8" table:formula="of:=ATAN([.K$2]/[.$A9])" office:value-type="float" office:value="0.960070362405688">
            <text:p>.9601</text:p>
          </table:table-cell>
          <table:table-cell table:number-columns-repeated="2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8" table:formula="of:=ATAN([.B$2]/[.$A10])" office:value-type="float" office:value="0.124354994546761">
            <text:p>.1244</text:p>
          </table:table-cell>
          <table:table-cell table:style-name="ce8" table:formula="of:=ATAN([.C$2]/[.$A10])" office:value-type="float" office:value="0.244978663126864">
            <text:p>.2450</text:p>
          </table:table-cell>
          <table:table-cell table:style-name="ce8" table:formula="of:=ATAN([.D$2]/[.$A10])" office:value-type="float" office:value="0.358770670270572">
            <text:p>.3588</text:p>
          </table:table-cell>
          <table:table-cell table:style-name="ce8" table:formula="of:=ATAN([.E$2]/[.$A10])" office:value-type="float" office:value="0.463647609000806">
            <text:p>.4636</text:p>
          </table:table-cell>
          <table:table-cell table:style-name="ce8" table:formula="of:=ATAN([.F$2]/[.$A10])" office:value-type="float" office:value="0.558599315343562">
            <text:p>.5586</text:p>
          </table:table-cell>
          <table:table-cell table:style-name="ce8" table:formula="of:=ATAN([.G$2]/[.$A10])" office:value-type="float" office:value="0.643501108793284">
            <text:p>.6435</text:p>
          </table:table-cell>
          <table:table-cell table:style-name="ce8" table:formula="of:=ATAN([.H$2]/[.$A10])" office:value-type="float" office:value="0.718829999621625">
            <text:p>.7188</text:p>
          </table:table-cell>
          <table:table-cell table:style-name="ce7" table:formula="of:=ATAN([.I$2]/[.$A10])" office:value-type="float" office:value="0.785398163397448">
            <text:p>.7854</text:p>
          </table:table-cell>
          <table:table-cell table:style-name="ce8" table:formula="of:=ATAN([.J$2]/[.$A10])" office:value-type="float" office:value="0.844153986113171">
            <text:p>.8442</text:p>
          </table:table-cell>
          <table:table-cell table:style-name="ce8" table:formula="of:=ATAN([.K$2]/[.$A10])" office:value-type="float" office:value="0.896055384571344">
            <text:p>.896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style-name="ce8" table:formula="of:=ATAN([.B$2]/[.$A11])" office:value-type="float" office:value="0.110657221173896">
            <text:p>.1107</text:p>
          </table:table-cell>
          <table:table-cell table:style-name="ce8" table:formula="of:=ATAN([.C$2]/[.$A11])" office:value-type="float" office:value="0.218668945873942">
            <text:p>.2187</text:p>
          </table:table-cell>
          <table:table-cell table:style-name="ce8" table:formula="of:=ATAN([.D$2]/[.$A11])" office:value-type="float" office:value="0.321750554396642">
            <text:p>.3218</text:p>
          </table:table-cell>
          <table:table-cell table:style-name="ce8" table:formula="of:=ATAN([.E$2]/[.$A11])" office:value-type="float" office:value="0.418224329579229">
            <text:p>.4182</text:p>
          </table:table-cell>
          <table:table-cell table:style-name="ce8" table:formula="of:=ATAN([.F$2]/[.$A11])" office:value-type="float" office:value="0.507098504392337">
            <text:p>.5071</text:p>
          </table:table-cell>
          <table:table-cell table:style-name="ce8" table:formula="of:=ATAN([.G$2]/[.$A11])" office:value-type="float" office:value="0.588002603547568">
            <text:p>.5880</text:p>
          </table:table-cell>
          <table:table-cell table:style-name="ce8" table:formula="of:=ATAN([.H$2]/[.$A11])" office:value-type="float" office:value="0.661043168850687">
            <text:p>.6610</text:p>
          </table:table-cell>
          <table:table-cell table:style-name="ce8" table:formula="of:=ATAN([.I$2]/[.$A11])" office:value-type="float" office:value="0.726642340681726">
            <text:p>.7266</text:p>
          </table:table-cell>
          <table:table-cell table:style-name="ce7" table:formula="of:=ATAN([.J$2]/[.$A11])" office:value-type="float" office:value="0.785398163397448">
            <text:p>.7854</text:p>
          </table:table-cell>
          <table:table-cell table:style-name="ce8" table:formula="of:=ATAN([.K$2]/[.$A11])" office:value-type="float" office:value="0.83798122500839">
            <text:p>.8380</text:p>
          </table:table-cell>
          <table:table-cell table:number-columns-repeated="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8" table:formula="of:=ATAN([.B$2]/[.$A12])" office:value-type="float" office:value="0.099668652491162">
            <text:p>.0997</text:p>
          </table:table-cell>
          <table:table-cell table:style-name="ce8" table:formula="of:=ATAN([.C$2]/[.$A12])" office:value-type="float" office:value="0.197395559849881">
            <text:p>.1974</text:p>
          </table:table-cell>
          <table:table-cell table:style-name="ce8" table:formula="of:=ATAN([.D$2]/[.$A12])" office:value-type="float" office:value="0.291456794477867">
            <text:p>.2915</text:p>
          </table:table-cell>
          <table:table-cell table:style-name="ce8" table:formula="of:=ATAN([.E$2]/[.$A12])" office:value-type="float" office:value="0.380506377112365">
            <text:p>.3805</text:p>
          </table:table-cell>
          <table:table-cell table:style-name="ce8" table:formula="of:=ATAN([.F$2]/[.$A12])" office:value-type="float" office:value="0.463647609000806">
            <text:p>.4636</text:p>
          </table:table-cell>
          <table:table-cell table:style-name="ce8" table:formula="of:=ATAN([.G$2]/[.$A12])" office:value-type="float" office:value="0.540419500270584">
            <text:p>.5404</text:p>
          </table:table-cell>
          <table:table-cell table:style-name="ce8" table:formula="of:=ATAN([.H$2]/[.$A12])" office:value-type="float" office:value="0.610725964389209">
            <text:p>.6107</text:p>
          </table:table-cell>
          <table:table-cell table:style-name="ce8" table:formula="of:=ATAN([.I$2]/[.$A12])" office:value-type="float" office:value="0.674740942223553">
            <text:p>.6747</text:p>
          </table:table-cell>
          <table:table-cell table:style-name="ce8" table:formula="of:=ATAN([.J$2]/[.$A12])" office:value-type="float" office:value="0.732815101786507">
            <text:p>.7328</text:p>
          </table:table-cell>
          <table:table-cell table:style-name="ce7" table:formula="of:=ATAN([.K$2]/[.$A12])" office:value-type="float" office:value="0.785398163397448">
            <text:p>.7854</text:p>
          </table:table-cell>
          <table:table-cell table:number-columns-repeated="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8" table:formula="of:=ATAN([.B$2]/[.$A13])" office:value-type="float" office:value="0.0906598872007451">
            <text:p>.0907</text:p>
          </table:table-cell>
          <table:table-cell table:style-name="ce8" table:formula="of:=ATAN([.C$2]/[.$A13])" office:value-type="float" office:value="0.179853499792478">
            <text:p>.1799</text:p>
          </table:table-cell>
          <table:table-cell table:style-name="ce8" table:formula="of:=ATAN([.D$2]/[.$A13])" office:value-type="float" office:value="0.266252049150925">
            <text:p>.2663</text:p>
          </table:table-cell>
          <table:table-cell table:style-name="ce8" table:formula="of:=ATAN([.E$2]/[.$A13])" office:value-type="float" office:value="0.348771003583907">
            <text:p>.3488</text:p>
          </table:table-cell>
          <table:table-cell table:style-name="ce8" table:formula="of:=ATAN([.F$2]/[.$A13])" office:value-type="float" office:value="0.426627493126876">
            <text:p>.4266</text:p>
          </table:table-cell>
          <table:table-cell table:style-name="ce8" table:formula="of:=ATAN([.G$2]/[.$A13])" office:value-type="float" office:value="0.49934672168013">
            <text:p>.4993</text:p>
          </table:table-cell>
          <table:table-cell table:style-name="ce8" table:formula="of:=ATAN([.H$2]/[.$A13])" office:value-type="float" office:value="0.566729217523506">
            <text:p>.5667</text:p>
          </table:table-cell>
          <table:table-cell table:style-name="ce8" table:formula="of:=ATAN([.I$2]/[.$A13])" office:value-type="float" office:value="0.628796286415433">
            <text:p>.6288</text:p>
          </table:table-cell>
          <table:table-cell table:style-name="ce8" table:formula="of:=ATAN([.J$2]/[.$A13])" office:value-type="float" office:value="0.685729510906286">
            <text:p>.6857</text:p>
          </table:table-cell>
          <table:table-cell table:style-name="ce8" table:formula="of:=ATAN([.K$2]/[.$A13])" office:value-type="float" office:value="0.737815060120465">
            <text:p>.7378</text:p>
          </table:table-cell>
          <table:table-cell table:number-columns-repeated="2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8" table:formula="of:=ATAN([.B$2]/[.$A14])" office:value-type="float" office:value="0.0831412318884412">
            <text:p>.0831</text:p>
          </table:table-cell>
          <table:table-cell table:style-name="ce8" table:formula="of:=ATAN([.C$2]/[.$A14])" office:value-type="float" office:value="0.165148677414627">
            <text:p>.1651</text:p>
          </table:table-cell>
          <table:table-cell table:style-name="ce8" table:formula="of:=ATAN([.D$2]/[.$A14])" office:value-type="float" office:value="0.244978663126864">
            <text:p>.2450</text:p>
          </table:table-cell>
          <table:table-cell table:style-name="ce8" table:formula="of:=ATAN([.E$2]/[.$A14])" office:value-type="float" office:value="0.321750554396642">
            <text:p>.3218</text:p>
          </table:table-cell>
          <table:table-cell table:style-name="ce8" table:formula="of:=ATAN([.F$2]/[.$A14])" office:value-type="float" office:value="0.394791119699762">
            <text:p>.3948</text:p>
          </table:table-cell>
          <table:table-cell table:style-name="ce8" table:formula="of:=ATAN([.G$2]/[.$A14])" office:value-type="float" office:value="0.463647609000806">
            <text:p>.4636</text:p>
          </table:table-cell>
          <table:table-cell table:style-name="ce8" table:formula="of:=ATAN([.H$2]/[.$A14])" office:value-type="float" office:value="0.52807444842636">
            <text:p>.5281</text:p>
          </table:table-cell>
          <table:table-cell table:style-name="ce8" table:formula="of:=ATAN([.I$2]/[.$A14])" office:value-type="float" office:value="0.588002603547568">
            <text:p>.5880</text:p>
          </table:table-cell>
          <table:table-cell table:style-name="ce8" table:formula="of:=ATAN([.J$2]/[.$A14])" office:value-type="float" office:value="0.643501108793284">
            <text:p>.6435</text:p>
          </table:table-cell>
          <table:table-cell table:style-name="ce8" table:formula="of:=ATAN([.K$2]/[.$A14])" office:value-type="float" office:value="0.694738276196703">
            <text:p>.6947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table:number-columns-repeated="10"/>
          <table:table-cell table:number-columns-repeated="2"/>
        </table:table-row>
        <table:table-row table:style-name="ro4">
          <table:table-cell table:number-columns-repeated="5"/>
          <table:table-cell table:style-name="ce4" office:value-type="string">
            <text:p>Table entry is tan<text:span text:style-name="T2">-1</text:span>(N/D) in radians</text:p>
          </table:table-cell>
          <table:table-cell table:number-columns-repeated="7"/>
        </table:table-row>
        <table:table-row table:style-name="ro5" table:number-rows-repeated="65519">
          <table:table-cell table:number-columns-repeated="13"/>
        </table:table-row>
        <table:table-row table:style-name="ro5">
          <table:table-cell table:number-columns-repeated="13"/>
        </table:table-row>
      </table:table>
      <table:table table:name="Sheet2" table:style-name="ta1" table:print="false">
        <table:table-column table:style-name="co5" table:default-cell-style-name="Default"/>
        <table:table-row table:style-name="ro5" table:number-rows-repeated="65535">
          <table:table-cell/>
        </table:table-row>
        <table:table-row table:style-name="ro5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5" table:number-rows-repeated="65535">
          <table:table-cell/>
        </table:table-row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0"/>
    </number:number-style>
    <number:number-style style:name="N118">
      <number:number number:decimal-places="4" number:min-integer-digits="0"/>
    </number:number-style>
    <number:number-style style:name="N119">
      <number:number number:decimal-places="3" number:min-integer-digits="1"/>
    </number:number-style>
    <style:style style:name="Default" style:family="table-cell">
      <style:table-cell-properties fo:background-color="transparent"/>
      <style:text-properties fo:font-size="12pt" fo:font-weight="bold"/>
    </style:style>
    <style:style style:name="Result" style:family="table-cell" style:parent-style-name="Default">
      <style:text-properties fo:font-size="14pt" fo:font-style="normal" style:text-underline-style="none" fo:font-weight="bold"/>
    </style:style>
    <style:style style:name="Result2" style:family="table-cell" style:parent-style-name="Result" style:data-style-name="N116">
      <style:table-cell-properties fo:border-bottom="none" fo:border-left="0.0008in solid #000000" fo:border-right="none" fo:border-top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try" style:family="table-cell" style:parent-style-name="Default" style:data-style-name="N118">
      <style:table-cell-properties fo:border-bottom="none" fo:border-left="0.0071in solid #000000" fo:border-right="none" fo:border-top="none"/>
      <style:text-properties fo:color="#800000" fo:font-size="12pt"/>
    </style:style>
    <style:style style:name="Header" style:family="table-cell" style:parent-style-name="Entry" style:data-style-name="N1">
      <style:table-cell-properties fo:border-bottom="0.0071in solid #000000" style:text-align-source="fix" style:repeat-content="false" fo:border-left="0.0071in solid #000000" fo:border-right="none" fo:border-top="none"/>
      <style:paragraph-properties fo:text-align="center"/>
      <style:text-properties fo:color="#000000"/>
    </style:style>
    <style:style style:name="Entry_20_45" style:display-name="Entry 45" style:family="table-cell" style:parent-style-name="Entry" style:data-style-name="N118">
      <style:table-cell-properties fo:border-bottom="none" fo:background-color="#cccccc" fo:border-left="0.0071in solid #000000" fo:border-right="none" fo:border-top="none"/>
    </style:style>
    <style:style style:name="Entry_20_3_20_places" style:display-name="Entry 3 places" style:family="table-cell" style:parent-style-name="Entry" style:data-style-name="N117"/>
  </office:styles>
  <office:automatic-styles>
    <style:page-layout style:name="Mpm1">
      <style:page-layout-properties fo:page-width="6in" fo:page-height="4in" style:num-format="1" style:paper-tray-name="Manual Feed (Tray 1)" style:print-orientation="landscape" fo:margin-top="0.2in" fo:margin-bottom="0.2in" fo:margin-left="0.3in" fo:margin-right="0.3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5:3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30T15:38:48.10</meta:creation-date>
    <meta:editing-duration>PT00H00M00S</meta:editing-duration>
    <meta:editing-cycles>1</meta:editing-cycles>
    <meta:generator>OpenOffice.org/3.2$Win32 OpenOffice.org_project/320m18$Build-9502</meta:generator>
    <meta:document-statistic meta:table-count="3" meta:cell-count="145" meta:object-count="0"/>
  </office:meta>
</office:document-meta>
</file>